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0pt" fo:language="fi" fo:country="FI" style:font-size-asian="20pt" style:font-size-complex="20pt"/>
    </style:style>
    <style:style style:name="P2" style:family="paragraph" style:parent-style-name="Standard">
      <style:paragraph-properties>
        <style:tab-stops>
          <style:tab-stop style:position="1.27cm"/>
        </style:tab-stops>
      </style:paragraph-properties>
      <style:text-properties fo:font-size="20pt" fo:language="fi" fo:country="FI" style:font-size-asian="20pt" style:font-size-complex="20pt"/>
    </style:style>
    <style:style style:name="P3" style:family="paragraph" style:parent-style-name="Standard">
      <style:paragraph-properties>
        <style:tab-stops>
          <style:tab-stop style:position="1.27cm"/>
        </style:tab-stops>
      </style:paragraph-properties>
    </style:style>
    <style:style style:name="P4" style:family="paragraph" style:parent-style-name="Standard">
      <style:paragraph-properties fo:margin-left="1.27cm" fo:margin-right="0cm" fo:text-indent="0cm" style:auto-text-indent="false"/>
      <style:text-properties fo:font-size="20pt" fo:language="fi" fo:country="FI" style:font-size-asian="20pt" style:font-size-complex="20pt"/>
    </style:style>
    <style:style style:name="P5" style:family="paragraph" style:parent-style-name="Standard" style:master-page-name="Standard">
      <style:paragraph-properties style:page-number="auto"/>
      <style:text-properties fo:font-size="20pt" fo:language="fi" fo:country="FI" fo:font-weight="bold" style:font-size-asian="20pt" style:font-weight-asian="bold" style:font-size-complex="20pt"/>
    </style:style>
    <style:style style:name="T1" style:family="text">
      <style:text-properties fo:font-size="20pt" fo:language="fi" fo:country="FI" fo:font-weight="bold" style:font-size-asian="20pt" style:font-weight-asian="bold" style:font-size-complex="20pt"/>
    </style:style>
    <style:style style:name="T2" style:family="text">
      <style:text-properties fo:font-size="20pt" fo:language="fi" fo:country="FI" style:font-size-asian="20pt" style:font-size-complex="20pt"/>
    </style:style>
    <style:style style:name="T3" style:family="text">
      <style:text-properties fo:font-size="20pt" fo:language="fi" fo:country="FI" fo:font-style="italic" style:font-size-asian="20pt" style:font-style-asian="italic" style:font-size-complex="20pt"/>
    </style:style>
    <style:style style:name="T4" style:family="text">
      <style:text-properties fo:font-size="20pt" style:font-size-asian="20pt" style:font-size-complex="20pt"/>
    </style:style>
    <style:style style:name="T5" style:family="text">
      <style:text-properties fo:color="#323333" fo:font-size="28pt" fo:language="fi" fo:country="FI" fo:font-weight="bold" style:font-size-asian="28pt" style:font-weight-asian="bold" style:font-size-complex="28pt"/>
    </style:style>
    <style:style style:name="T6" style:family="text">
      <style:text-properties fo:color="#323333" fo:font-size="20pt" fo:language="fi" fo:country="FI" style:font-size-asian="20pt" style:font-size-complex="20pt"/>
    </style:style>
    <style:style style:name="T7" style:family="text">
      <style:text-properties fo:color="#ff0000" fo:font-size="20pt" fo:language="fi" fo:country="FI" style:font-size-asian="20pt" style:font-size-complex="20pt"/>
    </style:style>
    <style:style style:name="T8" style:family="text">
      <style:text-properties style:text-position="super 58%" fo:font-size="20pt" fo:language="fi" fo:country="FI" style:font-size-asian="20pt" style:font-size-complex="20pt"/>
    </style:style>
    <style:style style:name="T9" style:family="text">
      <style:text-properties style:font-name="Arial" fo:font-size="20pt" style:font-size-asian="20pt" style:font-name-complex="Arial1"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start text:name="_GoBack"/></text:p>
      <text:p text:style-name="Standard"><text:span text:style-name="T1">RAJAVÄYLÄSOPIMUS OON KÄÄNETTY MEÄNKIELELE – RAJAVÄYLÄKOMI</text:span><text:span text:style-name="T5">š</text:span><text:span text:style-name="T1">UUNI AUKASEE MEÄNKIELISET NETTISIVUT <text:s text:c="2"/></text:span></text:p>
      <text:p text:style-name="P4"/>
      <text:p text:style-name="P1"/>
      <text:p text:style-name="Standard"><text:span text:style-name="T2">Suomalais-ruottalainen rajaväyläkomi</text:span><text:span text:style-name="T6">šuuni</text:span><text:span text:style-name="T2"> julkasee rajaväyläsopimuksen ja sen piilaakana olevan kalastussäänön meänkielelä, mikä tietää Tornionlaakson omala kielelä, joka oon yks Ruottin minuriteettikielistä. Komi</text:span><text:span text:style-name="T6">šuuni</text:span><text:span text:style-name="T2"> oon tilanu käännöstyön kirjailija Bengt Pohjaselta.</text:span></text:p>
      <text:p text:style-name="P1"/>
      <text:p text:style-name="Standard"><text:span text:style-name="T2">Suomen ja Ruottin välinen sopimus astu voihmaan 2010. Sopimus oon kokonaisena aikasemmin ollu suomeksi, ruottiksi, pohjossaameksi ja englanniksi komi</text:span><text:span text:style-name="T6">šuunin</text:span><text:span text:style-name="T2"> kotisivula. Sopimuksen meänkielisen julkasun yhtheyessä komi</text:span><text:span text:style-name="T6">šuuni aukase nyt </text:span><text:span text:style-name="T2">meänkieliset kotisivutki, joila oon samat asia-aluheet ko rajaväyläsopimustekstilä. </text:span></text:p>
      <text:p text:style-name="P1"/>
      <text:p text:style-name="Standard"><text:span text:style-name="T2">Rajaväyläsopimus oon valtioitten välinen sopimus, jota Suomessa ja Ruottissa käytethään lakina. Sopimuksessa oon prinsiipit rajanylisestä yhtheistyöstä, Tornionväylän vesialuheen veen laatun turvaamisesta ja rajaväylän kohthuulisesta ja tasapuolisesta käytöstä. Tarkotus oon tulvan ja miljöövaarojen estämistyö. <text:s/>Rajaväyläsopimuksen kalastussääntö puolesthaan määrittellee rajaväylän kalastustavat ja –ajat. Suomen ja Ruottin kalastusviranomhaiset saattava yhessä sopimuksen kannalta tehä muutoksia kalastussäänthöön vuotusissa neuvotteluissa. <text:s text:c="2"/></text:span></text:p>
      <text:p text:style-name="P1"/>
      <text:p text:style-name="P3"><text:span text:style-name="T2">Rajaväyläkomi</text:span><text:span text:style-name="T6">šuunin</text:span><text:span text:style-name="T2"> viraliset kielet rajaväyläsopimuksen mukhaan oon suomi ja ruotti. Komi</text:span><text:span text:style-name="T6">šuunin kanslii</text:span><text:span text:style-name="T2">n paikka oon Ruottin Tornionlaaksossa, missä meänkielelä on vähemistökielen staattys. Kaikki Tornionlaakson Ruottin puolen</text:span><text:span text:style-name="T7"> </text:span><text:span text:style-name="T2">kunnat Haaparanta, Kiruna, Jällivaara, Pajala ja Matarinki oon meänkielen hallintokuntia. </text:span><text:span text:style-name="T8">(1</text:span></text:p>
      <text:p text:style-name="P2"/>
      <text:p text:style-name="Standard"><text:span text:style-name="T2">Rajaväyläsopimuksen käänöskostanuksista vastaa Ruottin miljöö- ja enersiiteparttemäntti (Miljö- och energidepartementet). Suomen maa- ja metsätalousministeriö oon aikasemmin tuottanu pohjossaamen- ja englanninkieliset sopimuksen käännökset. </text:span></text:p>
      <text:p text:style-name="P1"/>
      <text:p text:style-name="Standard"><text:span text:style-name="T2">Rajaväyläkomi</text:span><text:span text:style-name="T6">šuuni</text:span><text:span text:style-name="T2"> oon aikasemmin julkassu komi</text:span><text:span text:style-name="T6">šuunin</text:span><text:span text:style-name="T2"> esitheet ja Tornionväylän kansainvälisen vettenhoitoaluheen toimenpieraportin meänkielelä. Rajaväyläkomi</text:span><text:span text:style-name="T6">šuuni</text:span><text:span text:style-name="T2"> pittää kans Tornionväylän vesistöalhueen vähemistökieliasioita framila twitter-tililä @Tornionjoki</text:span></text:p>
      <text:p text:style-name="P1"/>
      <text:p text:style-name="P1"/>
      <text:p text:style-name="Standard"><text:span text:style-name="T2">LISÄTIETOJA:</text:span></text:p>
      <text:p text:style-name="P1"/>
      <text:p text:style-name="Standard"><text:span text:style-name="T2">Bengt Pohjanen, tel. +46 705677529…(käännöstyöhöön liittyvät asiat)</text:span></text:p>
      <text:p text:style-name="Standard"><text:span text:style-name="T2">Kari Kinnunen puh. +358 400 373617 (rajaväyläsopimuksen sisälthöön kuuluvat asiat)</text:span></text:p>
      <text:p text:style-name="Standard"><text:span text:style-name="T2">Rajaväyläkomi</text:span><text:span text:style-name="T6">šuuni</text:span><text:span text:style-name="T2"> </text:span><text:a xlink:type="simple" xlink:href="http://www.srrjk.fi" text:style-name="Internet_20_link" text:visited-style-name="Visited_20_Internet_20_Link"><text:span text:style-name="T2">www.srrjk.fi</text:span></text:a><text:span text:style-name="T2"> </text:span></text:p>
      <text:p text:style-name="Standard"><text:span text:style-name="T2">Kanslii tel: +358 40 7055 509</text:span></text:p>
      <text:p text:style-name="Standard"><text:span text:style-name="T2">sähköposti: info@srrjk.fi</text:span></text:p>
      <text:p text:style-name="Standard"><text:span text:style-name="T2">Twitter @Tornionjoki</text:span></text:p>
      <text:p text:style-name="P1"><text:soft-page-break/></text:p>
      <text:p text:style-name="P1"/>
      <text:p text:style-name="Standard"><text:span text:style-name="T8"><text:s/></text:span></text:p>
      <text:p text:style-name="Standard"><text:span text:style-name="T4">Meänkielennös: Bengt Pohjanen</text:span><text:bookmark-end text:name="_GoBa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3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3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language-asian="sv" style:country-asian="SE" style:font-name-complex="Times New Roman1" style:font-family-complex="'Times New Roman'" style:font-family-generic-complex="system" style:font-pitch-complex="variable" style:font-size-complex="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ngt</meta:initial-creator>
    <dc:creator>Bengt</dc:creator>
    <meta:editing-cycles>1</meta:editing-cycles>
    <meta:creation-date>2017-06-26T14:48:00</meta:creation-date>
    <dc:date>2017-06-26T15:31:00</dc:date>
    <meta:editing-duration>PT42M</meta:editing-duration>
    <meta:generator>LibreOffice/6.4.6.2$Linux_X86_64 LibreOffice_project/40$Build-2</meta:generator>
    <meta:document-statistic meta:table-count="0" meta:image-count="0" meta:object-count="0" meta:page-count="2" meta:paragraph-count="16" meta:word-count="235" meta:character-count="2349" meta:non-whitespace-character-count="21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